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Heading_20_1">
      <style:paragraph-properties>
        <style:tab-stops>
          <style:tab-stop style:position="6.9252in" style:type="right"/>
        </style:tab-stops>
      </style:paragraph-properties>
      <style:text-properties fo:font-style="normal" officeooo:rsid="0130981c" officeooo:paragraph-rsid="0130981c" style:font-style-asian="normal" style:font-style-complex="normal"/>
    </style:style>
    <style:style style:name="P4" style:family="paragraph" style:parent-style-name="Heading_20_2">
      <style:text-properties officeooo:rsid="013232fa" officeooo:paragraph-rsid="013232fa"/>
    </style:style>
    <style:style style:name="P5" style:family="paragraph" style:parent-style-name="Heading_20_2">
      <style:text-properties officeooo:rsid="01338cd1" officeooo:paragraph-rsid="01338cd1"/>
    </style:style>
    <style:style style:name="P6" style:family="paragraph" style:parent-style-name="Heading_20_2">
      <style:text-properties officeooo:rsid="01357a13" officeooo:paragraph-rsid="01357a13"/>
    </style:style>
    <style:style style:name="P7" style:family="paragraph" style:parent-style-name="Heading_20_2">
      <style:text-properties officeooo:rsid="0135a4a3" officeooo:paragraph-rsid="0135a4a3"/>
    </style:style>
    <style:style style:name="P8" style:family="paragraph" style:parent-style-name="Text_20_body">
      <style:paragraph-properties>
        <style:tab-stops>
          <style:tab-stop style:position="6.9252in" style:type="right"/>
        </style:tab-stops>
      </style:paragraph-properties>
      <style:text-properties officeooo:rsid="013232fa" officeooo:paragraph-rsid="013232fa"/>
    </style:style>
    <style:style style:name="P9" style:family="paragraph" style:parent-style-name="Text_20_body" style:list-style-name="AdvLab-Bullet">
      <style:text-properties officeooo:rsid="013232fa" officeooo:paragraph-rsid="013232fa"/>
    </style:style>
    <style:style style:name="P10" style:family="paragraph" style:parent-style-name="Text_20_body" style:list-style-name="AdvLab-Bullet">
      <style:text-properties officeooo:rsid="0132a219" officeooo:paragraph-rsid="0132a219"/>
    </style:style>
    <style:style style:name="P11" style:family="paragraph" style:parent-style-name="Text_20_body" style:list-style-name="AdvLab-Bullet">
      <style:text-properties officeooo:rsid="01338cd1" officeooo:paragraph-rsid="01338cd1"/>
    </style:style>
    <style:style style:name="P12" style:family="paragraph" style:parent-style-name="Text_20_body">
      <style:text-properties officeooo:rsid="01338cd1" officeooo:paragraph-rsid="01338cd1"/>
    </style:style>
    <style:style style:name="P13" style:family="paragraph" style:parent-style-name="Text_20_body" style:list-style-name="AdvLab-Bullet">
      <style:text-properties officeooo:rsid="01357a13" officeooo:paragraph-rsid="01357a13"/>
    </style:style>
    <style:style style:name="P14" style:family="paragraph" style:parent-style-name="Text_20_body" style:list-style-name="AdvLab-Bullet">
      <style:text-properties officeooo:rsid="0135a4a3" officeooo:paragraph-rsid="0135a4a3"/>
    </style:style>
    <style:style style:name="P15" style:family="paragraph" style:parent-style-name="Text_20_body" style:list-style-name="AdvLab-Bullet">
      <style:text-properties officeooo:rsid="0136f0a6" officeooo:paragraph-rsid="0136f0a6"/>
    </style:style>
    <style:style style:name="P16" style:family="paragraph" style:parent-style-name="Text_20_body" style:list-style-name="AdvLab-Bullet">
      <style:text-properties officeooo:rsid="0137dee2" officeooo:paragraph-rsid="0137dee2"/>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30981c" style:font-name-asian="Liberation Sans1" style:font-size-asian="10.5pt" style:font-name-complex="Liberation Sans1"/>
    </style:style>
    <style:style style:name="T4" style:family="text">
      <style:text-properties officeooo:rsid="0050f0df"/>
    </style:style>
    <style:style style:name="T5" style:family="text">
      <style:text-properties officeooo:rsid="00b1e0fa" style:font-name-asian="Liberation Sans1" style:font-name-complex="Liberation Sans1"/>
    </style:style>
    <style:style style:name="T6" style:family="text">
      <style:text-properties officeooo:rsid="010563d1"/>
    </style:style>
    <style:style style:name="T7" style:family="text">
      <style:text-properties officeooo:rsid="0050f0df" style:font-name-asian="Liberation Serif" style:font-name-complex="Liberation Serif"/>
    </style:style>
    <style:style style:name="T8" style:family="text">
      <style:text-properties officeooo:rsid="0050f0df" style:font-name-asian="Arial Unicode MS" style:font-name-complex="Arial Unicode MS"/>
    </style:style>
    <style:style style:name="T9" style:family="text">
      <style:text-properties officeooo:rsid="007e5b1a" style:font-name-asian="Arial Unicode MS" style:font-name-complex="Arial Unicode MS"/>
    </style:style>
    <style:style style:name="T10" style:family="text">
      <style:text-properties fo:font-style="normal" style:font-style-asian="normal" style:font-style-complex="normal"/>
    </style:style>
    <style:style style:name="T11" style:family="text">
      <style:text-properties fo:font-style="normal" officeooo:rsid="0130981c" style:font-style-asian="normal" style:font-style-complex="normal"/>
    </style:style>
    <style:style style:name="T12" style:family="text">
      <style:text-properties officeooo:rsid="0132a219"/>
    </style:style>
    <style:style style:name="T13" style:family="text">
      <style:text-properties officeooo:rsid="0136f0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tion</text:h>
      <text:p text:style-name="P8"><text:span text:style-name="T11">O</text:span><text:span text:style-name="T10">ver my years teaching, programming, and designing physics labs I have come up with proverbs. I was urged to write them down, so here it is.</text:span></text:p>
      <text:h text:style-name="P4" text:outline-level="2">Programming</text:h>
      <text:list xml:id="list215194322" text:style-name="AdvLab-Bullet">
        <text:list-item>
          <text:p text:style-name="P9">Write your code for readability. You want your code to be readable and understandable to others and yourself. It is surprising to me how easy it is to write code I have a hard time figuring out a few months later. </text:p>
        </text:list-item>
        <text:list-item>
          <text:p text:style-name="P9">Always give variables descriptive names. At first it may seem tedious, but it will pay off in the end. Use names like <text:span text:style-name="Teletype">rot_inertia</text:span> instead of <text:span text:style-name="Teletype">I</text:span>, <text:span text:style-name="Teletype">x_axis</text:span> instead of <text:span text:style-name="Teletype">x</text:span>. The only exception is sometimes I use <text:span text:style-name="T12">single letters like</text:span> <text:span text:style-name="Teletype">i</text:span> for small, quick loop<text:span text:style-name="T12">s</text:span>.</text:p>
        </text:list-item>
        <text:list-item>
          <text:p text:style-name="P10">Give functions meaningful names. Often put a verb in the function name. Examples: <text:span text:style-name="Teletype">calc_velocity</text:span>, <text:span text:style-name="Teletype">deg2rad</text:span>.</text:p>
        </text:list-item>
        <text:list-item>
          <text:p text:style-name="P10">Name files descriptively. Examples: <text:span text:style-name="Teletype">run_conductance</text:span>, <text:span text:style-name="Teletype">test_IMU</text:span>. It is very easy when you have been working on a project for a while to have a lot of files around. Take my word that it is easy to forget which program does what!</text:p>
        </text:list-item>
        <text:list-item>
          <text:p text:style-name="P10">Use version naming when making a significant update to a program. Very often you will add new functionality to a working program, but it is wise to keep the last working version around. Here is an example of the simple name versioning I use: First program – <text:span text:style-name="Teletype">test_IMU.py</text:span>. When I want to add significant functionality, I rename the original file to <text:span text:style-name="Teletype">test_IMU_24a.py</text:span>, then copy that file to <text:span text:style-name="Teletype">test_IMU_24b.py</text:span>. I add an underscore, the last two digits of the year, and the next letter of the alphabet. For your curiosity, I have gotten up to the letter <text:span text:style-name="Teletype">l</text:span>.</text:p>
        </text:list-item>
        <text:list-item>
          <text:p text:style-name="P11">Comment generously. Some gurus say a comment at the end of evert line. I think this overdoes it. I will put comments on its own line before a group of closely relate code. To any line with something I think is not obvious I will add a space and an inline comment at the end of the line.</text:p>
        </text:list-item>
      </text:list>
      <text:h text:style-name="P5" text:outline-level="2">Python Specific Proverbs</text:h>
      <text:p text:style-name="P12">There is a Google style guide for python that is widely used, and I often refer to it. Here are some proverbs:</text:p>
      <text:list xml:id="list142811386753314" text:continue-numbering="true" text:style-name="AdvLab-Bullet">
        <text:list-item>
          <text:p text:style-name="P11">Use lowercase variable name separating words by underscores.</text:p>
        </text:list-item>
        <text:list-item>
          <text:p text:style-name="P11">Function names are follow the naming convention.</text:p>
        </text:list-item>
        <text:list-item>
          <text:p text:style-name="P11">Always have a “docstring” after the function definition. Docstrings are indented and use triple quotes. The minimal function docstring is one line. They should not be descriptive, rather they must follow "Do this, return that" structure ending with a period. Docstrings are special in python because if you type</text:p>
          <text:p text:style-name="P11"><text:s/><text:span text:style-name="Teletype">help function_name</text:span>, the docstring prints out.</text:p>
        </text:list-item>
        <text:list-item>
          <text:p text:style-name="P11">If you define you own classes, class name begin with a capital letter.</text:p>
        </text:list-item>
        <text:list-item>
          <text:p text:style-name="P11">Set your editor’s indent to four spaces and convert tabs to spaces. All editors have setting for you to do this.</text:p>
        </text:list-item>
        <text:list-item>
          <text:p text:style-name="P13">A</text:p>
        </text:list-item>
      </text:list>
      <text:h text:style-name="P6" text:outline-level="2">Experimental Proverbs</text:h>
      <text:list xml:id="list142810550633446" text:continue-numbering="true" text:style-name="AdvLab-Bullet">
        <text:list-item>
          <text:p text:style-name="P13">Experiments never work the first time. Or the second, or …</text:p>
        </text:list-item>
        <text:list-item>
          <text:p text:style-name="P13">Take lots of data.</text:p>
        </text:list-item>
        <text:list-item>
          <text:p text:style-name="P13">Always doubt the experiment is doing what you think it is doing.</text:p>
        </text:list-item>
        <text:list-item>
          <text:p text:style-name="P13">Find a way to test each part of the experiment.</text:p>
        </text:list-item>
        <text:list-item>
          <text:p text:style-name="P14">A</text:p>
        </text:list-item>
      </text:list>
      <text:h text:style-name="P7" text:outline-level="2"><text:soft-page-break/>Life Proverbs</text:h>
      <text:list xml:id="list142811835566720" text:continue-numbering="true" text:style-name="AdvLab-Bullet">
        <text:list-item>
          <text:p text:style-name="P14">Never buy or lease a new car. <text:span text:style-name="T13">This will save you thousands of dollars in your lifetime.</text:span></text:p>
        </text:list-item>
        <text:list-item>
          <text:p text:style-name="P15">Never buy a house at the top end of your price range. If an agent won’t show you cheaper houses, find a new agent.</text:p>
        </text:list-item>
        <text:list-item>
          <text:p text:style-name="P16">z</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30981c" style:font-name-asian="Liberation Sans1" style:font-size-asian="10.5pt" style:font-name-complex="Liberation Sans1"/>
    </style:style>
    <style:style style:name="MT4" style:family="text">
      <style:text-properties officeooo:rsid="00b1e0fa" style:font-name-asian="Liberation Sans1" style:font-name-complex="Liberation Sans1"/>
    </style:style>
    <style:style style:name="MT5" style:family="text">
      <style:text-properties fo:font-size="12pt" fo:font-weight="bold" officeooo:rsid="010124a3" style:font-size-asian="10.5pt"/>
    </style:style>
    <style:style style:name="MT6" style:family="text">
      <style:text-properties officeooo:rsid="010563d1"/>
    </style:style>
    <style:style style:name="MT7" style:family="text">
      <style:text-properties officeooo:rsid="0050f0df" style:font-name-asian="Liberation Serif" style:font-name-complex="Liberation Serif"/>
    </style:style>
    <style:style style:name="MT8" style:family="text">
      <style:text-properties officeooo:rsid="0050f0df" style:font-name-asian="Arial Unicode MS" style:font-name-complex="Arial Unicode MS"/>
    </style:style>
    <style:style style:name="MT9"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Prof Huster’s Proverbs</text:span><text:span text:style-name="MT4"><text:tab/></text:span><text:span text:style-name="MT5">Fall</text:span><text:span text:style-name="MT2"> 202</text:span><text:span text:style-name="MT6">4</text:span></text:p>
      </style:header>
      <style:footer>
        <text:p text:style-name="MP2"><text:file-name text:display="name-and-extension">Prof_Husters_Proverbs.odt</text:file-name><text:tab/><text:span text:style-name="MT7">—</text:span><text:span text:style-name="MT8"> </text:span><text:span text:style-name="MT8"><text:page-number text:select-page="current">2</text:page-number></text:span><text:span text:style-name="MT8"><text:s/></text:span><text:span text:style-name="MT9">of </text:span><text:span text:style-name="MT9"><text:page-count>2</text:page-count></text:span><text:span text:style-name="MT8"><text:s/></text:span><text:span text:style-name="MT7">—</text:span><text:span text:style-name="MT8"><text:tab/></text:span><text:span text:style-name="MT8"><text:date style:data-style-name="N49" text:date-value="2024-06-13T14:28:10.281416173">2024-06-13</text:date></text:span><text:span text:style-name="MT8">, </text:span><text:span text:style-name="MT8"><text:time style:data-style-name="N60" text:time-value="2024-06-13T14:28:10.281591564">14:28</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1H12M51S</meta:editing-duration>
    <meta:editing-cycles>15</meta:editing-cycles>
    <meta:generator>LibreOffice/7.3.7.2$Linux_X86_64 LibreOffice_project/30$Build-2</meta:generator>
    <meta:initial-creator>Prof Huster</meta:initial-creator>
    <dc:date>2024-06-13T14:28:10.200338139</dc:date>
    <dc:creator>Prof Huster</dc:creator>
    <meta:document-statistic meta:table-count="0" meta:image-count="0" meta:object-count="0" meta:page-count="2" meta:paragraph-count="30" meta:word-count="573" meta:character-count="3127" meta:non-whitespace-character-count="2600"/>
  </office:meta>
</office:document-meta>
</file>